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2">
      <style:paragraph-properties fo:text-align="start" style:justify-single-word="false"/>
      <style:text-properties fo:font-style="italic" fo:font-weight="bold" officeooo:rsid="0028d397" officeooo:paragraph-rsid="0028d397" style:font-style-asian="italic" style:font-weight-asian="bold" style:font-style-complex="italic" style:font-weight-complex="bold"/>
    </style:style>
    <style:style style:name="P2" style:family="paragraph" style:parent-style-name="Standard" style:list-style-name="L2">
      <style:paragraph-properties fo:text-align="start" style:justify-single-word="false"/>
      <style:text-properties fo:font-style="italic" fo:font-weight="bold" officeooo:rsid="0028d397" officeooo:paragraph-rsid="002b39f1"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fo:font-weight="bold" officeooo:rsid="0028d397" officeooo:paragraph-rsid="0028d397" style:font-style-asian="italic" style:font-weight-asian="bold" style:font-style-complex="italic" style:font-weight-complex="bold"/>
    </style:style>
    <style:style style:name="P4" style:family="paragraph" style:parent-style-name="Standard" style:list-style-name="L2">
      <style:paragraph-properties fo:text-align="start" style:justify-single-word="false"/>
      <style:text-properties fo:font-style="italic" fo:font-weight="bold" officeooo:rsid="002c4e0f" officeooo:paragraph-rsid="002c4e0f" style:font-style-asian="italic" style:font-weight-asian="bold" style:font-style-complex="italic" style:font-weight-complex="bold"/>
    </style:style>
    <style:style style:name="P5" style:family="paragraph" style:parent-style-name="Standard" style:list-style-name="L2">
      <style:paragraph-properties fo:text-align="start" style:justify-single-word="false"/>
      <style:text-properties fo:font-style="italic" fo:font-weight="bold" officeooo:rsid="002cdacf" officeooo:paragraph-rsid="002cdacf" style:font-style-asian="italic" style:font-weight-asian="bold" style:font-style-complex="italic" style:font-weight-complex="bold"/>
    </style:style>
    <style:style style:name="P6" style:family="paragraph" style:parent-style-name="Standard" style:list-style-name="L2">
      <style:paragraph-properties fo:text-align="start" style:justify-single-word="false"/>
      <style:text-properties fo:font-style="italic" fo:font-weight="bold" officeooo:rsid="002e0eea" officeooo:paragraph-rsid="002eab83"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fbcd7" officeooo:paragraph-rsid="001fbcd7"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fbcd7" officeooo:paragraph-rsid="001fbcd7" style:font-size-asian="14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style:text-line-through-style="none" style:text-line-through-type="none" fo:font-size="16pt" fo:font-style="italic" style:text-underline-style="none" fo:font-weight="normal" officeooo:rsid="001fbcd7" officeooo:paragraph-rsid="001fbcd7" style:font-size-asian="14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text-line-through-style="none" style:text-line-through-type="none" fo:font-size="16pt" fo:font-style="italic" style:text-underline-style="none" fo:font-weight="bold" officeooo:rsid="001fbcd7" officeooo:paragraph-rsid="001fbcd7" style:font-size-asian="14pt" style:font-style-asian="italic" style:font-weight-asian="bold" style:font-size-complex="16pt" style:font-style-complex="italic" style:font-weight-complex="bold"/>
    </style:style>
    <style:style style:name="P11" style:family="paragraph" style:parent-style-name="Standard">
      <style:paragraph-properties fo:text-align="center" style:justify-single-word="false"/>
      <style:text-properties style:text-line-through-style="none" style:text-line-through-type="none" fo:font-size="16pt" fo:font-style="italic" style:text-underline-style="none" fo:font-weight="bold" officeooo:rsid="001fbcd7" officeooo:paragraph-rsid="001fbcd7" style:font-size-asian="14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fbcd7" officeooo:paragraph-rsid="001fbcd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1ac41" officeooo:paragraph-rsid="0021ac4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8d397" officeooo:paragraph-rsid="0028d397" style:font-size-asian="10.5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style:text-line-through-style="none" style:text-line-through-type="none" fo:font-size="12pt" fo:font-style="italic" style:text-underline-style="none" fo:font-weight="bold" officeooo:rsid="0021ac41" officeooo:paragraph-rsid="0021ac41" style:font-size-asian="10.5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fbcd7" officeooo:paragraph-rsid="001fbcd7" style:font-size-asian="13pt" style:font-style-asian="italic" style:font-weight-asian="bold" style:font-size-complex="13pt" style:font-style-complex="italic" style:font-weight-complex="bold"/>
    </style:style>
    <style:style style:name="P17"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21ac41" officeooo:paragraph-rsid="0021ac41" style:font-size-asian="13pt" style:font-style-asian="italic" style:font-weight-asian="bold" style:font-size-complex="13pt" style:font-style-complex="italic" style:font-weight-complex="bold"/>
    </style:style>
    <style:style style:name="P18" style:family="paragraph" style:parent-style-name="Standard" style:list-style-name="L3">
      <style:paragraph-properties fo:text-align="start" style:justify-single-word="false"/>
      <style:text-properties style:text-underline-style="none" officeooo:paragraph-rsid="0028d397"/>
    </style:style>
    <style:style style:name="P19" style:family="paragraph" style:parent-style-name="Standard" style:list-style-name="L2">
      <style:paragraph-properties fo:text-align="start" style:justify-single-word="false"/>
      <style:text-properties officeooo:paragraph-rsid="00282637"/>
    </style:style>
    <style:style style:name="P20" style:family="paragraph" style:parent-style-name="Standard" style:list-style-name="L2">
      <style:paragraph-properties fo:text-align="start" style:justify-single-word="false"/>
      <style:text-properties officeooo:paragraph-rsid="002b39f1"/>
    </style:style>
    <style:style style:name="P21" style:family="paragraph" style:parent-style-name="Standard" style:list-style-name="L2">
      <style:paragraph-properties fo:text-align="start" style:justify-single-word="false"/>
      <style:text-properties officeooo:paragraph-rsid="002c4e0f"/>
    </style:style>
    <style:style style:name="P22" style:family="paragraph" style:parent-style-name="Standard" style:list-style-name="L1">
      <style:paragraph-properties fo:text-align="start" style:justify-single-word="false"/>
      <style:text-properties fo:font-size="12pt" fo:font-weight="normal" officeooo:paragraph-rsid="0021ac41"/>
    </style:style>
    <style:style style:name="P23" style:family="paragraph" style:parent-style-name="Standard" style:list-style-name="L2">
      <style:paragraph-properties fo:text-align="start" style:justify-single-word="false"/>
      <style:text-properties fo:font-size="12pt" fo:font-weight="bold" officeooo:paragraph-rsid="00235afa"/>
    </style:style>
    <style:style style:name="P24" style:family="paragraph" style:parent-style-name="Standard" style:list-style-name="L2">
      <style:paragraph-properties fo:text-align="start" style:justify-single-word="false"/>
      <style:text-properties officeooo:rsid="0028d397" officeooo:paragraph-rsid="0028d397"/>
    </style:style>
    <style:style style:name="P25"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officeooo:rsid="0028d397" officeooo:paragraph-rsid="0028d397" style:font-size-asian="13pt" style:font-style-asian="italic" style:font-weight-asian="bold" style:font-size-complex="13pt" style:font-style-complex="italic" style:font-weight-complex="bold"/>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7" style:family="text">
      <style:text-properties fo:color="#000000" style:font-name="Liberation Serif" fo:font-size="12pt" fo:background-color="#ffffff" loext:char-shading-value="0" style:font-size-asian="12pt" style:font-size-complex="12pt"/>
    </style:style>
    <style:style style:name="T18" style:family="text">
      <style:text-properties fo:color="#000000" style:font-name="Liberation Serif" fo:font-size="12pt" officeooo:rsid="002a6450" fo:background-color="#ffffff" loext:char-shading-value="0" style:font-size-asian="12pt" style:font-size-complex="12pt"/>
    </style:style>
    <style:style style:name="T19"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fo:font-style="normal" style:text-underline-style="none" officeooo:rsid="002eab83" fo:background-color="#ffffff" loext:char-shading-value="0" style:font-size-asian="12pt" style:font-style-asian="normal" style:font-size-complex="12pt" style:font-style-complex="normal"/>
    </style:style>
    <style:style style:name="T37"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38"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39"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279d8" style:font-style-asian="normal" style:font-weight-asian="normal" style:font-style-complex="normal" style:font-weight-complex="normal"/>
    </style:style>
    <style:style style:name="T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text:p>
      <text:p text:style-name="P7">Eργασία 1</text:p>
      <text:p text:style-name="P10"/>
      <text:p text:style-name="P11">Μέλη:</text:p>
      <text:p text:style-name="P9"><text:s/>Σπυρίδων Μπριάκος (1115201700101)</text:p>
      <text:p text:style-name="P9">Αποστολοπούλου Αλεξάνδρα (1115201700005)</text:p>
      <text:p text:style-name="P11"/>
      <text:p text:style-name="P16">-Μεταγλώττιση:</text:p>
      <text:p text:style-name="P12">Για την μεταγλώττιση και το τρέξιμο του προγράμματος:</text:p>
      <text:list xml:id="list425057898" text:style-name="L1">
        <text:list-item>
          <text:p text:style-name="P22"><text:span text:style-name="T1">make lsh &amp;&amp; </text:span><text:span text:style-name="T6">./lsh -d data/train-images-idx3-ubyte -q data/t10k-images-idx3-ubyte -o output -k 4 -L 5 -N 1 -R 10000</text:span></text:p>
        </text:list-item>
        <text:list-item>
          <text:p text:style-name="P22"><text:span text:style-name="T1">make cube &amp;&amp;</text:span><text:span text:style-name="T19"> </text:span><text:span text:style-name="T6">./cube -d data/train-images-idx3-ubyte -q data/t10k-images-idx3-ubyte -o output -k 14 -R 10000 -N 1 -probes 2 -M 10</text:span></text:p>
        </text:list-item>
        <text:list-item>
          <text:p text:style-name="P22"><text:span text:style-name="T1">make cluster &amp;&amp; </text:span><text:span text:style-name="T6">./cluster -i data/train-images-idx3-ubyte -c data/cluster.conf -o output -complete no -m Hypercube</text:span></text:p>
        </text:list-item>
      </text:list>
      <text:p text:style-name="P13">Γενικά μπορείτε να το τρέξετε και χωρίς παραμέτρους και μέσα στο πρόγραμμα δίνονται οι default τιμές που ορίζονται από την εκφώνηση.</text:p>
      <text:p text:style-name="P14"><text:span text:style-name="T42">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13"/>
      <text:p text:style-name="P17">-Αρχεία Κώδικα &amp; Επικεφαλίδων:</text:p>
      <text:list xml:id="list2089801714" text:style-name="L2">
        <text:list-item>
          <text:p text:style-name="P15">main.cpp: <text:span text:style-name="T40">Εδώ γίνονται οι κατάλληλοι έλεγχοι εισόδου και αρχικοποιήσεις των μεταβλητών των παραμέτρων εισόδου. </text:span><text:span text:style-name="T41">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23"><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0">ιθμό_των_εικόνων/8, </text:span><text:span text:style-name="T22">τ</text:span><text:span text:style-name="T21">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19"><text:span text:style-name="T10">Μετά από όλα αυτά καλείται η συνάρτηση που ευθύνεται για τον Approximate Lsh, που στην ουσία για κάθε query ψάχνει σε ποιό bucket πέφτει </text:span><text:span text:style-name="T11">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19"><text:span text:style-name="T11">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1">.</text:span></text:p>
          <text:list>
            <text:list-item>
              <text:p text:style-name="P24"><text:span text:style-name="T16">lsh.h:</text:span><text:span text:style-name="T12"> </text:span><text:span text:style-name="T15">E</text:span><text:span text:style-name="T12">δώ υπάρχει ο ορισμός της κλάσης LSH καθώς και τα πρότυπα των συναρτήσεων της.</text:span></text:p>
            </text:list-item>
          </text:list>
        </text:list-item>
      </text:list>
      <text:p text:style-name="P3"><text:span text:style-name="T18"/></text:p>
      <text:p text:style-name="P3"><text:span text:style-name="T18"/></text:p>
      <text:list xml:id="list220314259122039" text:continue-numbering="true" text:style-name="L2">
        <text:list-header>
          <text:p text:style-name="P1"><text:span text:style-name="T18"/></text:p>
        </text:list-header>
        <text:list-item>
          <text:p text:style-name="P2"><text:soft-page-break/><text:span text:style-name="T18">hyper</text:span><text:span text:style-name="T17">cube.cpp: </text:span><text:span text:style-name="T14">Αρχικά, <text:s/></text:span><text:span text:style-name="T23">Αρχικά, </text:span><text:span text:style-name="T24">υπάρχει συνάρτηση που</text:span><text:span text:style-name="T23"> διαβάζει το MNIST dataset και ενημερώνει τις δομές και τα μέλη της κλάσης. Ορίζει το HashtableSize να είναι ίσο με </text:span><text:span text:style-name="T25">2^k, </text:span><text:span text:style-name="T26">τ</text:span><text:span text:style-name="T27">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28">Μετά κάνουμε exhausting αναζήτηση για να βρούμε τους κοντινότερο</text:span><text:span text:style-name="T26">υ</text:span><text:span text:style-name="T28">ς </text:span><text:span text:style-name="T26">πραγματικούς</text:span><text:span text:style-name="T28"> γείτονες, τους αποθηκέυουμε σε έναν πίνακα και αρχικοποιούμε τα s_i. Ύστερα, βάζει τις εικόνες στα buckets. </text:span></text:p>
          <text:p text:style-name="P20"><text:span text:style-name="T10">Μετά από όλα αυτά καλείται η συνάρτηση που ευθύνεται για τον Approximate </text:span><text:span text:style-name="T14">Hypercube</text:span><text:span text:style-name="T10">, που στην ουσία για κάθε query ψάχνει σε ποιό bucket πέφτει </text:span><text:span text:style-name="T11">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λα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2"><text:span text:style-name="T29">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30">χει παρόμοια λειτουργικότητα με την approximate αλλά με έναν παραπάνω περιορισμό</text:span><text:span text:style-name="T29">.</text:span></text:p>
          <text:list>
            <text:list-item>
              <text:p text:style-name="P21"><text:span text:style-name="T39">hypercube.h: </text:span><text:span text:style-name="T32">E</text:span><text:span text:style-name="T31">δώ υπάρχει ο ορισμός της κλάσης </text:span><text:span text:style-name="T32">HyperCube</text:span><text:span text:style-name="T31"> καθώς και τα πρότυπα των συναρτήσεων της.</text:span></text:p>
            </text:list-item>
          </text:list>
        </text:list-item>
        <text:list-item>
          <text:p text:style-name="P4"><text:span text:style-name="T37">bucket.cpp: </text:span><text:span text:style-name="T30">Εδώ υπάρχουν συναρτήσεις που σχετίζονται με την επεξεργασία/εισαγώ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3">hypercube</text:span><text:span text:style-name="T30">). <text:s/></text:span><text:span text:style-name="T33">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5"><text:span text:style-name="T37">bucket.h: </text:span><text:span text:style-name="T30">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4">originall </text:span><text:span text:style-name="T30">g_i values για κάθε εικόνα έγινε για </text:span><text:span text:style-name="T34">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6"><text:span text:style-name="T37">exhausting.cpp: </text:span><text:span text:style-name="T30">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6"><text:span text:style-name="T38">exhausting.h:</text:span><text:span text:style-name="T30"> </text:span><text:span text:style-name="T35">Eδώ υπάρχουν τα πρότυπα των 3 συναρτήσεων που περιγράφθηκαν παραπάνω.</text:span></text:p>
            </text:list-item>
          </text:list>
        </text:list-item>
      </text:list>
      <text:p text:style-name="P12"/>
      <text:p text:style-name="P8"/>
      <text:p text:style-name="P8"/>
      <text:p text:style-name="P25">Παρατηρήσεις:</text:p>
      <text:list xml:id="list3072838794" text:style-name="L3">
        <text:list-item>
          <text:p text:style-name="P18"><text:soft-page-break/><text:span text:style-name="T11">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9:20:16.866557625</meta:creation-date>
    <dc:date>2020-10-30T22:03:12.742285701</dc:date>
    <meta:editing-duration>PT10M33S</meta:editing-duration>
    <meta:editing-cycles>3</meta:editing-cycles>
    <meta:generator>LibreOffice/6.4.6.2$Linux_X86_64 LibreOffice_project/40$Build-2</meta:generator>
    <meta:document-statistic meta:table-count="0" meta:image-count="0" meta:object-count="0" meta:page-count="3" meta:paragraph-count="29" meta:word-count="1015" meta:character-count="6385" meta:non-whitespace-character-count="5407"/>
  </office:meta>
</office:document-meta>
</file>